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daisy:document-content xmlns:daisy="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daisy:version="1.2" grddl:transformation="http://docs.oasis-open.org/office/1.2/xslt/odf2rdf.xsl">
  <daisy:scripts/>
  <daisy: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256cm"/>
    </style:style>
    <style:style style:name="pr2" style:family="presentation" style:parent-style-name="Standard-subtitle">
      <style:graphic-properties draw:fill-color="#ffffff" fo:min-height="13.609cm"/>
    </style:style>
    <style:style style:name="pr3" style:family="presentation" style:parent-style-name="Standard-notes">
      <style:graphic-properties draw:fill-color="#ffffff" draw:auto-grow-height="true" fo:min-height="12.573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notes">
      <style:graphic-properties draw:fill-color="#ffffff" fo:min-height="12.32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daisy:automatic-styles>
  <daisy:body>
    <daisy:presentation>
      <draw:page draw:name="page1" draw:style-name="dp1" draw:master-page-name="Standard" presentation:presentation-page-layout-name="AL1T0">
        <draw:frame presentation:style-name="pr1" draw:layer="layout" svg:width="25.199cm" svg:height="3.256cm" svg:x="1.4cm" svg:y="0.962cm" presentation:class="title">
          <draw:text-box>
            <text:p>Slide <draw:element1 xmlns:draw="urn://dummy-namespace-one"><draw:element2 xmlns:draw="urn://dummy-namespace-two" draw:attribute2="importantValue">dummy</draw:element2></draw:element1>One!!</text:p>
          </draw:text-box>
        </draw:frame>
        <draw:frame presentation:style-name="pr2" draw:layer="layout" svg:width="25.199cm" svg:height="13.609cm" svg:x="1.4cm" svg:y="5.039cm" presentation:class="subtitle">
          <draw:text-box>
            <!-- element and attribute without namespace with an attribute value with a namespace prefix as well -->
            <text:p xmlns:alien="urn://some-test-attribute-value-namespace" foreign="alien:valueOfAlienAttribute">Some<test>good</test> Conten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7cm" svg:x="1.4cm" svg:y="0.837cm" presentation:class="title">
          <draw:text-box>
            <text:p>Slide <prefixOne:element1 xmlns:prefixOne="urn://some-test-odfdom-namespace"><prefixTwo:element2 xmlns:prefixTwo="urn://some-test-odfdom-namespace" prefixTwo:attribute2="importantValue">dummy</prefixTwo:element2></prefixOne:element1>Two!!</text:p>
          </draw:text-box>
        </draw:frame>
        <draw:frame presentation:style-name="pr5" draw:layer="layout" svg:width="25.199cm" svg:height="13.859cm" svg:x="1.4cm" svg:y="4.914cm" presentation:class="outline">
          <draw:text-box>
            <text:list text:style-name="L2">
              <text:list-item>
                <text:p>Point A</text:p>
              </text:list-item>
              <text:list-item>
                <text:p>Point B</text:p>
              </text:list-item>
              <text:list-item>
                <text:p>Point C</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daisy:presentation>
  </daisy:body>
</daisy: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meta:initial-creator>PhilippJ </meta:initial-creator>
    <meta:creation-date>2010-06-15T11:47:44</meta:creation-date>
    <meta:editing-duration>PT0.016S</meta:editing-duration>
    <meta:editing-cycles>5</meta:editing-cycles>
    <dc:date>2011-10-08T16:47:11</dc:date>
    <dc:creator>hanbiao</dc:creator>
    <meta:generator>OpenOffice.org/3.2$Unix OpenOffice.org_project/320m12$Build-9483</meta:generator>
    <meta:document-statistic meta:object-count="29"/>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